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fo:font-size="10.5pt" style:font-size-asian="10.5pt" style:font-size-complex="10.5pt"/>
    </style:style>
    <style:style style:name="P2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text-indent="0in" style:auto-text-indent="false" fo:padding="0in" fo:border="none"/>
      <style:text-properties officeooo:paragraph-rsid="00045eba"/>
    </style:style>
    <style:style style:name="P4" style:family="paragraph" style:parent-style-name="Text_20_body">
      <style:paragraph-properties fo:margin-left="0in" fo:margin-right="0in" fo:text-indent="0in" style:auto-text-indent="false" fo:padding="0in" fo:border="none"/>
      <style:text-properties style:font-name="Ubuntu" fo:font-size="10.5pt" style:font-size-asian="10.5pt" style:font-size-complex="10.5pt"/>
    </style:style>
    <style:style style:name="T1" style:family="text">
      <style:text-properties loext:padding="0in" loext:border="none"/>
    </style:style>
    <style:style style:name="T2" style:family="text">
      <style:text-properties style:font-name="Ubuntu"/>
    </style:style>
    <style:style style:name="T3" style:family="text">
      <style:text-properties style:font-name="Ubuntu" fo:font-size="10pt" style:font-size-asian="10pt" style:font-size-complex="10pt"/>
    </style:style>
    <style:style style:name="T4" style:family="text">
      <style:text-properties style:font-name="Ubuntu" fo:font-size="10pt" style:font-size-asian="10pt" style:font-size-complex="10pt" loext:padding="0in" loext:border="none"/>
    </style:style>
    <style:style style:name="T5" style:family="text">
      <style:text-properties style:font-name="Ubuntu" loext:padding="0in" loext:border="none"/>
    </style:style>
    <style:style style:name="T6" style:family="text">
      <style:text-properties style:font-name="Ubuntu" fo:font-size="10.5pt" style:font-size-asian="10.5pt" style:font-size-complex="10.5pt"/>
    </style:style>
    <style:style style:name="T7" style:family="text">
      <style:text-properties style:font-name="Ubuntu" fo:font-size="10.5pt" style:font-size-asian="10.5pt" style:font-size-complex="10.5pt" loext:padding="0in" loext:border="none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style:font-size-asian="10pt" style:font-size-complex="10pt" loext:padding="0in" loext:border="none"/>
    </style:style>
    <style:style style:name="T10" style:family="text">
      <style:text-properties officeooo:rsid="00045e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<text:span text:style-name="T7">FABRICE RIMLINGER</text:span></text:span><text:span text:style-name="T6"><text:line-break/>Marseille, France<text:line-break/>+33 (0)6 23 57 77 85<text:line-break/></text:span><text:a xlink:type="simple" xlink:href="mailto:fabrice@rimlinger.eu" office:target-frame-name="_blank" xlink:show="new" text:style-name="Internet_20_link" text:visited-style-name="Visited_20_Internet_20_Link"><text:span text:style-name="T7">fabrice@rimlinger.eu</text:span></text:a><text:span text:style-name="T6"><text:line-break/>linkedin.com/in/fabricerimlinger</text:span></text:p>
      <text:p text:style-name="P3"><text:span text:style-name="Strong_20_Emphasis"><text:span text:style-name="T7"/></text:span></text:p>
      <text:p text:style-name="P3"><text:span text:style-name="Strong_20_Emphasis"><text:span text:style-name="T7">Subject: Application – Senior Category Manager, Transportation Procurement Europe</text:span></text:span></text:p>
      <text:p text:style-name="P3"><text:span text:style-name="Strong_20_Emphasis"><text:span text:style-name="T7"/></text:span></text:p>
      <text:p text:style-name="P4">Dear Hiring Team,</text:p>
      <text:p text:style-name="P4"/>
      <text:p text:style-name="P4">I am applying for the Senior Category Manager, Transportation Procurement Europe role at DHL. My background combines more than 20 years of experience in transportation, last-mile logistics, supply chain strategy, and operational transformation across Europe, with leadership roles at Colis Privé <text:span text:style-name="T10">(Ceva Logistics)</text:span>, Amazon <text:span text:style-name="T10">Logistics</text:span>.<text:span text:style-name="T1">​</text:span></text:p>
      <text:p text:style-name="P4">I bring strong experience in road transportation, carrier integration, network expansion, cost control, and cross-functional leadership. At Colis Privé, I delivered €550k in annual savings while supporting business growth, and at Amazon I led transportation and last-mile expansion programs across France, Italy, and Spain, including the launch of 15 delivery stations in Southern Europe.</text:p>
      <text:p text:style-name="P4">What attracts me to DHL <text:span text:style-name="T10">in Marseille</text:span> is the opportunity to combine transportation expertise, supplier strategy, and European scale in a role with direct business impact. I would welcome the opportunity to contribute this experience to your transportation procurement team.<text:span text:style-name="T1">​</text:span></text:p>
      <text:p text:style-name="P2"><text:span text:style-name="T6">Kind regards,<text:line-break/></text:span><text:span text:style-name="Strong_20_Emphasis"><text:span text:style-name="T7">Fabrice Rimlinger</text:span>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3T18:20:41.970318612</meta:creation-date>
    <dc:date>2026-03-23T18:25:09.874749767</dc:date>
    <meta:editing-duration>PT4M28S</meta:editing-duration>
    <meta:editing-cycles>1</meta:editing-cycles>
    <meta:document-statistic meta:table-count="0" meta:image-count="0" meta:object-count="0" meta:page-count="1" meta:paragraph-count="7" meta:word-count="166" meta:character-count="1232" meta:non-whitespace-character-count="1070"/>
    <meta:generator>LibreOffice/24.2.7.2$Linux_X86_64 LibreOffice_project/420$Build-2</meta:generator>
  </office:meta>
</office:document-meta>
</file>